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8"/>
      <text:p text:style-name="P8"><text:soft-page-break/>Sat 10/22/16 11:10 AM - <text:span text:style-name="T1">4.5 miles</text:span></text:p>
      <text:p text:style-name="P8">On the indoor track:</text:p>
      <text:p text:style-name="P8">¼ mile of drills</text:p>
      <text:p text:style-name="P8">½ mile run without shoes in 4:22 and then rest a few minutes</text:p>
      <text:p text:style-name="P8">On a treadmill:</text:p>
      <text:p text:style-name="P8">3 mile run in 26:15 or 8:45/mile</text:p>
      <text:p text:style-name="P8">¾ mile warmdown</text:p>
      <text:p text:style-name="P8"/>
      <text:p text:style-name="P7">Sun 10/22/16 1:21 PM - <text:span text:style-name="T1">5 miles</text:span></text:p>
      <text:p text:style-name="P9">Compare this workout to Mon 10/17/16.</text:p>
      <text:p text:style-name="P9">On hilly roads, I walked ½ mile and ran ½ mile during every mile.</text:p>
      <text:p text:style-name="P9">time 59:56 or 11:59/mile</text:p>
      <text:p text:style-name="P9">My average walking pace was 14:10/mile and my average running pace was 9:50/mile.</text:p>
      <text:p text:style-name="P9">I walked 25s/mile faster to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3T17:11:57.94</dc:date>
    <dc:creator>James Lombardi</dc:creator>
    <meta:editing-duration>PT4H49M47S</meta:editing-duration>
    <meta:editing-cycles>23</meta:editing-cycles>
    <meta:generator>OpenOffice/4.1.2$Win32 OpenOffice.org_project/412m3$Build-9782</meta:generator>
    <meta:document-statistic meta:table-count="0" meta:image-count="0" meta:object-count="0" meta:page-count="3" meta:paragraph-count="83" meta:word-count="783" meta:character-count="3760"/>
  </office:meta>
</office:document-meta>
</file>